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cf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<text:span text:style-name="T1">Macros</text:span> <text:span text:style-name="T1">were</text:span>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4e00ad00b30050002d0097004200f6009f00760072000a001700250008002d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2600ea00120095002800dc0048004000a4006b0043005b00040054003e003c">
        <DigestMethod Algorithm="http://www.w3.org/2001/04/xmlenc#sha256"/>
        <DigestValue>p3IEhY9wgDbNffqsb0vm7UwtlRBbbQRynpJVQr0bjlY=</DigestValue>
      </Reference>
      <Reference URI="#idSignedProperties" Type="http://uri.etsi.org/01903#SignedProperties">
        <DigestMethod Algorithm="http://www.w3.org/2001/04/xmlenc#sha256"/>
        <DigestValue>c5mMIjawhHHzFAivDBPfUU0CZw/6962VEh7rbtNraxo=</DigestValue>
      </Reference>
    </SignedInfo>
    <SignatureValue>GpLoN9uR/VRv/Q/Pizzl1g1xYXRHdiB+Co58ei3L520e5lVQtsiZc0BWTK+DeYqI
/aGrvApQ3CWH4TXIllg8VYlOz9V1sh9luHklPTrGzljA8vmfJIvGTjIJiLd8AQVP
+iK28Bp2AMIz0P/B5zttRK5MnhqIbUSeA+H+I5gFiQg3WvBelbXt361L0D9pPPfM
ZZi2RYWvvcPeUjQB9JsMMtDMR5379w56T2paTjqL/JNwdZPv1TcOnHOiu2xeRhVT
m/JICjJ9zObrNmLMX5tGUwEpM0lmDfcg79NGK1Cgh3MqXS5N5x9PAv4EQsvhCO//
3yG+dmX0U258aTA7vmofs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VlDdm4Hzpce3Qnsr1LlR58RBxsYwDQYJKoZIhvcNAQEL
BQAwTDELMAkGA1UEBhMCQ0gxEDAOBgNVBAoTB1dJU2VLZXkxKzApBgNVBAMTIldJ
U2VLZXkgQ2VydGlmeUlEIFBlcnNvbmFsIEdCIENBIDQwHhcNMjEwMTI1MTYyNTAz
WhcNMjIwMTI2MTY0ODAwWjCBmDFCMEAGA1UECww5UGVyc29uJ3MgSWRlbnRpdHkg
bm90IFZlcmlmaWVkIC0gV0lTZUlEIEZyZWUgQ2VydGlmaWNhdGVzMSUwIwYDVQQD
DBx0cnVzdGVkLnBlcnNvbi5vZGZAZ21haWwuY29tMSswKQYJKoZIhvcNAQkBFhx0
cnVzdGVkLnBlcnNvbi5vZGZAZ21haWwuY29tMIIBIjANBgkqhkiG9w0BAQEFAAOC
AQ8AMIIBCgKCAQEAwnLVSp5uEONV734vhAo4lq+RA1c3TNkOqHArNcfArVHSacI1
xd7c0Zrq6eW9rpIV0pZ8iHIzNXZCKIK460zw88t0DIz+3khlHVsrL6xrlgLUJI1p
u6tid4mcTy38jxsHBIiZha4MyHaQ/19C2/9Izv6fnStEJbIgHAXlUj8BT/KkXpWk
QSDwImhCCQHO+QnlvS9vPcGkX3tjHcoCkV0H1dv7E+GhAxY/X9pJxjmDlu96rXZk
seUxXdaHvRJs9EIybneDb0FgyPZEDy/FmFnAyepbgTtaerLhLa2JiWytyHURVdv4
5hhSXd06DkuNqQbmj07qVaW/VuVMjI9sGxGvEw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cfsTRNVA24VvdOALX5sZy6OZY8IwHQYDVR0lBBYwFAYIKwYBBQUH
AwIGCCsGAQUFBwMEMA4GA1UdDwEB/wQEAwIFoDANBgkqhkiG9w0BAQsFAAOCAQEA
hmt6mBiCSiCQrErSdtonHHh5VMhtvCb4BKA/8R/keoI4LUK4ImU3AphhAwEbVegu
v8zLdStYr1GwRsmLK8fNQfXs0bHcblwvhVFcZ0X0iR7wfwkMRmxPlsnYChbIo097
6nghIjzrFkbwuuWLd9GRzGUaD9j9dq4yyjVZPCt90oQTqQkUSh/TXvLgAUHvcffL
EkYAh6G09CwgzPw11RYQ+nwpOpTcz8NpFwVnCyMpL+wUFnjY+x75k7UndRLoQw0I
o94tOzYNuPLwcUYk1hRUYjI4RYE7TLFqRxTKsCCP1PyhoqFh1ytEAZCY7nHhCLJ7
cBW3hKuJbwWoMs+l/7cKZA==</X509Certificate>
      </X509Data>
    </KeyInfo>
    <Object>
      <SignatureProperties>
        <SignatureProperty Id="ID_002600ea00120095002800dc0048004000a4006b0043005b00040054003e003c" Target="#ID_004e00ad00b30050002d0097004200f6009f00760072000a001700250008002d">
          <dc:date xmlns:dc="http://purl.org/dc/elements/1.1/">2021-01-26T13:06:56.861000000</dc:date>
        </SignatureProperty>
      </SignatureProperties>
    </Object>
    <Object xmlns:xd="http://uri.etsi.org/01903/v1.3.2#">
      <xd:QualifyingProperties Target="#ID_004e00ad00b30050002d0097004200f6009f00760072000a001700250008002d">
        <xd:SignedProperties Id="idSignedProperties">
          <xd:SignedSignatureProperties>
            <xd:SigningTime>2021-01-26T13:06:56.86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